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6cm" fo:margin-right="0cm" text:enable-numbering="false" fo:text-indent="-0.6cm"/>
    </style:style>
    <style:style style:name="P13" style:family="paragraph">
      <style:paragraph-properties fo:margin-left="7.2cm" fo:margin-right="0cm" text:enable-numbering="false" fo:text-indent="-0.6cm"/>
    </style:style>
    <style:style style:name="P14" style:family="paragraph">
      <style:paragraph-properties fo:margin-left="1.2cm" fo:margin-right="0cm" fo:text-indent="-0.9cm"/>
      <style:text-properties fo:font-size="20pt"/>
    </style:style>
    <style:style style:name="T1" style:family="text">
      <style:text-properties fo:color="#ffff00" fo:font-weight="bold"/>
    </style:style>
    <style:style style:name="T2" style:family="text">
      <style:text-properties fo:color="#ffff00"/>
    </style:style>
    <style:style style:name="T3" style:family="text">
      <style:text-properties fo:font-size="24pt"/>
    </style:style>
    <style:style style:name="T4" style:family="text">
      <style:text-properties fo:color="#ffff00" fo:font-size="24pt"/>
    </style:style>
    <style:style style:name="T5" style:family="text">
      <style:text-properties fo:color="#23ff23"/>
    </style:style>
    <style:style style:name="T6" style:family="text">
      <style:text-properties fo:color="#23ff23" fo:font-size="24pt"/>
    </style:style>
    <style:style style:name="T7" style:family="text">
      <style:text-properties fo:font-family="OpenSymbol" style:font-pitch="variable" style:font-charset="x-symbol" style:font-family-asian="OpenSymbol" style:font-pitch-asian="variable" style:font-charset-asian="x-symbol" style:font-family-complex="OpenSymbol" style:font-pitch-complex="variable" style:font-charset-complex="x-symbol"/>
    </style:style>
    <style:style style:name="T8" style:family="text">
      <style:text-properties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9" style:family="text">
      <style:text-properties fo:font-family="StarSymbol" style:font-pitch="variable" style:font-charset="x-symbol" style:font-family-asian="StarSymbol" style:font-pitch-asian="variable" style:font-charset-asian="x-symbol" style:font-family-complex="StarBats" style:font-pitch-complex="variable" style:font-charset-complex="x-symbol"/>
    </style:style>
    <style:style style:name="T10" style:family="text">
      <style:text-properties fo:color="#ffffff"/>
    </style:style>
    <style:style style:name="T11" style:family="text">
      <style:text-properties fo:color="#ffffff" fo:font-size="24pt" style:font-size-asian="24pt" style:font-size-complex="24pt"/>
    </style:style>
    <style:style style:name="T12" style:family="text">
      <style:text-properties fo:color="#ccccff" fo:font-size="24pt" style:font-size-asian="24pt" style:font-size-complex="24pt"/>
    </style:style>
    <style:style style:name="T13" style:family="text">
      <style:text-properties fo:color="#ff8080"/>
    </style:style>
    <style:style style:name="T14" style:family="text">
      <style:text-properties fo:color="#23ff23" fo:font-size="22pt"/>
    </style:style>
    <style:style style:name="T15" style:family="text">
      <style:text-properties fo:color="#ccccff"/>
    </style:style>
    <style:style style:name="T16" style:family="text">
      <style:text-properties fo:color="#ccccff" fo:font-weight="bold"/>
    </style:style>
    <style:style style:name="T17" style:family="text">
      <style:text-properties fo:color="#23ff23" fo:font-weight="bold"/>
    </style:style>
    <style:style style:name="T18" style:family="text">
      <style:text-properties fo:font-weight="bold"/>
    </style:style>
    <style:style style:name="T19" style:family="text">
      <style:text-properties fo:color="#23ff23" fo:font-size="22pt" fo:font-weight="bold"/>
    </style:style>
    <style:style style:name="T20" style:family="text">
      <style:text-properties fo:color="#23ff23" fo:font-size="26pt"/>
    </style:style>
    <style:style style:name="T21" style:family="text">
      <style:text-properties fo:font-size="26pt"/>
    </style:style>
    <style:style style:name="T22" style:family="text">
      <style:text-properties fo:color="#ffff00" fo:font-size="26pt"/>
    </style:style>
    <style:style style:name="T23" style:family="text">
      <style:text-properties fo:color="#23ff23" fo:font-size="20pt" fo:font-weight="bold"/>
    </style:style>
    <style:style style:name="T24" style:family="text">
      <style:text-properties fo:color="#ffcc99" fo:font-size="20pt" fo:font-weight="bold"/>
    </style:style>
    <style:style style:name="T25" style:family="text">
      <style:text-properties fo:color="#23ff23" fo:font-size="24pt" fo:font-weight="bold"/>
    </style:style>
    <style:style style:name="T26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7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8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9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sets and records</presentation:footer-decl>
      <presentation:footer-decl presentation:name="ftr2">CMPTxxxx</presentation:footer-decl>
      <presentation:footer-decl presentation:name="ftr3">CMPT14x: objects</presentation:footer-decl>
      <presentation:date-time-decl presentation:name="dtd1" presentation:source="fixed">29 Oct 2007</presentation:date-time-decl>
      <presentation:date-time-decl presentation:name="dtd2" presentation:source="current-date" style:data-style-name="D3"/>
      <presentation:date-time-decl presentation:name="dtd3" presentation:source="fixed">31 Oct 2007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9.0-9.9: Sets and Record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9 Oct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ssay / Paper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Computing scientist as <text:span text:style-name="T1">G</text:span><text:span text:style-name="T2">odly </text:span><text:span text:style-name="T1">C</text:span><text:span text:style-name="T2">hristian </text:span><text:span text:style-name="T1">L</text:span><text:span text:style-name="T2">eader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Not just </text:span><text:span text:style-name="T4">knowledge</text:span><text:span text:style-name="T3"> about tools, bu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Wisdom</text:span><text:span text:style-name="T3"> of how to use too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o <text:span text:style-name="T2">serve</text:span> others an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o give glory to <text:span text:style-name="T2">Go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rite a short <text:span text:style-name="T2">essay</text:span> on a topic of your choosing about <text:span text:style-name="T2">computers</text:span> and <text:span text:style-name="T2">society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pprox <text:span text:style-name="T2">5 pages</text:span> typed double-spaced 12pt 1in margi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ubmit half-page <text:span text:style-name="T2">topic</text:span> by <text:span text:style-name="T5">Fri 9Nov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aper <text:span text:style-name="T2">due</text:span> last week of class (<text:span text:style-name="T5">Mon 3Dec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Electronic submission (email, eCours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ample paper topics</text:p>
          </draw:text-box>
        </draw:frame>
        <draw:frame presentation:style-name="pr5" draw:text-style-name="P3" draw:layer="layout" svg:width="25.199cm" svg:height="14.899cm" svg:x="1.4cm" svg:y="4.407cm" presentation:class="outline" presentation:user-transformed="true">
          <draw:text-box>
            <text:list text:style-name="L3">
              <text:list-item>
                <text:p text:style-name="P3"><text:span text:style-name="T2">Censorship</text:span> and free speech</text:p>
              </text:list-item>
            </text:list>
            <text:list text:style-name="L3">
              <text:list-item>
                <text:list>
                  <text:list-item>
                    <text:p text:style-name="P4">Pornography, gambling, hate groups, etc.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Violence</text:span> in video games (Columbine etc.)</text:p>
              </text:list-item>
            </text:list>
            <text:list text:style-name="L3">
              <text:list-item>
                <text:p text:style-name="P3"><text:span text:style-name="T2">Privacy</text:span>: online banking, ID theft, etc.</text:p>
              </text:list-item>
            </text:list>
            <text:list text:style-name="L3">
              <text:list-item>
                <text:p text:style-name="P3"><text:span text:style-name="T2">Blogs</text:span>: effect on politics, social interaction, etc.</text:p>
              </text:list-item>
            </text:list>
            <text:list text:style-name="L3">
              <text:list-item>
                <text:p text:style-name="P3"><text:span text:style-name="T2">File sharing</text:span>: Napster, Gnutella, etc.</text:p>
              </text:list-item>
            </text:list>
            <text:list text:style-name="L3">
              <text:list-item>
                <text:p text:style-name="P3"><text:span text:style-name="T2">Artificial intelligence</text:span>: the nature of sentience</text:p>
              </text:list-item>
            </text:list>
            <text:list text:style-name="L3">
              <text:list-item>
                <text:p text:style-name="P3"><text:span text:style-name="T2">Online dating</text:span> (e.g. eHarmony): pros/cons</text:p>
              </text:list-item>
            </text:list>
            <text:list text:style-name="L3">
              <text:list-item>
                <text:p text:style-name="P3"><text:span text:style-name="T2">Equity of access</text:span> / rural digital divide</text:p>
              </text:list-item>
            </text:list>
            <text:list text:style-name="L3">
              <text:list-item>
                <text:p text:style-name="P3">..... come up with your <text:span text:style-name="T2">own</text:span> topic!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ips for essay writ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Your essay should be a <text:span text:style-name="T2">position paper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The topic should have at least two </text:span><text:span text:style-name="T4">sides</text:span><text:span text:style-name="T3"> (e.g. pro/co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You should state (in the introductory paragraph) what your </text:span><text:span text:style-name="T4">position</text:span><text:span text:style-name="T3"> is (</text:span><text:span text:style-name="T6">thesis</text:span><text:span text:style-name="T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You should have at least 2-3 points, each, both </text:span><text:span text:style-name="T4">for</text:span><text:span text:style-name="T3"> and </text:span><text:span text:style-name="T4">against</text:span><text:span text:style-name="T3"> your posi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It is not necessary to </text:span><text:span text:style-name="T4">rebut</text:span><text:span text:style-name="T3"> every point that contradicts your position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Be honest about the </text:span><text:span text:style-name="T4">faults</text:span><text:span text:style-name="T3">/limitations of your thesi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ummary </text:span><text:span text:style-name="T4">intro</text:span><text:span text:style-name="T3">/</text:span><text:span text:style-name="T4">conclusion</text:span><text:span text:style-name="T3"> paragraph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Proper </text:span><text:span text:style-name="T4">English</text:span><text:span text:style-name="T3"> (spelling, grammar) is important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t opera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 <text:span text:style-name="T2">set</text:span> is an <text:span text:style-name="T2">unordered</text:span> collection of items</text:p>
              </text:list-item>
            </text:list>
            <text:list text:style-name="L3">
              <text:list-item>
                <text:p text:style-name="P3">Set <text:span text:style-name="T2">membership</text:span>: test if an item is in the set</text:p>
              </text:list-item>
            </text:list>
            <text:list text:style-name="L3">
              <text:list-item>
                <text:p text:style-name="P3">Set <text:span text:style-name="T2">union</text:span>: A <text:span text:style-name="T7">∪</text:span><text:span text:style-name="T8"> B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nything that's in either A or B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et <text:span text:style-name="T2">intersection</text:span>: A <text:span text:style-name="T9">∩</text:span> B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hose items which are in both A and B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et <text:span text:style-name="T2">difference</text:span>: A – B (or A \ B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hose in A but not in B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et <text:span text:style-name="T2">symmetric</text:span> difference: A ^ B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hose in exactly one of A or 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ts in Python</text:p>
          </draw:text-box>
        </draw:frame>
        <draw:frame presentation:style-name="pr5" draw:text-style-name="P3" draw:layer="layout" svg:width="25.199cm" svg:height="14.406cm" svg:x="1.4cm" svg:y="4.507cm" presentation:class="outline" presentation:user-transformed="true">
          <draw:text-box>
            <text:list text:style-name="L3">
              <text:list-item>
                <text:p text:style-name="P3">Python has a built-in type for <text:span text:style-name="T2">sets </text:span>(as does M2)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stantiate</text:span> with any iterable (e.g., a list)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bagOfApples = set( [ 'Fuji', 'Gala', 'Red Delicious' ]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">Add</text:span><text:span text:style-name="T5"> </text:span><text:span text:style-name="T10">an apple to the bag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bagOfApples.add( 'Rome'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">Remove</text:span><text:span text:style-name="T10"> an existing apple from the bag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bagOfApples.remove( 'Rome'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">Check</text:span> if an apple is <text:span text:style-name="T2">in</text:span> the bag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if 'Fuji' in bagofApples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11">See Python documentation: </text:span><text:span text:style-name="T12"><text:a xlink:href="http://docs.python.org/lib/types-set.html">http://docs.python.org/lib/types-set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set operator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Operators </text:span>for Python se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Union</text:span> of two sets: <text:span text:style-name="T5">.union()</text:span> or <text:span text:style-name="T5">|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bagOfApples.union( yourApples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bagOfApples | yourAppl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tersection</text:span> of two sets: <text:span text:style-name="T5">.intersection()</text:span> or <text:span text:style-name="T5">&amp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ifference</text:span> of two sets: <text:span text:style-name="T5">.difference() </text:span><text:span text:style-name="T10">or</text:span><text:span text:style-name="T5"> –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mmetric difference</text:span>: <text:span text:style-name="T5">.symmetric_difference() </text:span><text:span text:style-name="T10">or</text:span><text:span text:style-name="T5"> ^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ubset</text:span><text:span text:style-name="T5">: .issubset() </text:span><text:span text:style-name="T10">or</text:span><text:span text:style-name="T5"> &lt;=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0">A &lt;= B: everything in A is also in B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uperset</text:span><text:span text:style-name="T5">: .issuperset() </text:span><text:span text:style-name="T10">or</text:span><text:span text:style-name="T5"> &gt;=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tsets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3">
              <text:list-item>
                <text:p text:style-name="P10">Another way to use sets in Python is to use the <text:span text:style-name="T2">binary</text:span> form of an integer to represent <text:span text:style-name="T2">flags</text:span>:</text:p>
              </text:list-item>
            </text:list>
            <text:list text:style-name="L3">
              <text:list-item>
                <text:list>
                  <text:list-item>
                    <text:p text:style-name="P9">e.g., file permiss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readFlag = 1 &lt;&lt; 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writeFlag = 1 &lt;&lt; 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execFlag = 1 &lt;&lt; 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myPerms = readFlag </text:span><text:span text:style-name="T2">|</text:span><text:span text:style-name="T5"> writeFlag</text:span><text:span text:style-name="T5"><text:tab/></text:span><text:span text:style-name="T13"># both read/wri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if myPerms </text:span><text:span text:style-name="T2">&amp;</text:span><text:span text:style-name="T5"> readFlag:</text:span><text:tab/><text:tab/><text:tab/><text:tab/><text:span text:style-name="T13"># have read per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myPerms is called a <text:span text:style-name="T2">bitset</text:span>: it is a compact way of representing a <text:span text:style-name="T2">se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ord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ay we want to create a <text:span text:style-name="T2">student info</text:span> databas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First 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Last 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Student ID #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Year</text:span></text:p>
                  </text:list-item>
                </text:list>
              </text:list-item>
            </text:list>
            <text:list text:style-name="L3">
              <text:list-item>
                <text:p text:style-name="P3">How do we <text:span text:style-name="T2">store</text:span> this?</text:p>
              </text:list-item>
            </text:list>
            <text:list text:style-name="L3">
              <text:list-item>
                <text:list>
                  <text:list-item>
                    <text:p text:style-name="P4">Four <text:span text:style-name="T2">separate</text:span> list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firstNames = [ 'Tom', 'Alan', 'Yuri', 'Megan', ... 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studentID = [ 38, 28, 10, 49, ... 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 <text:span text:style-name="T2">one</text:span> list of student <text:span text:style-name="T2">record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er-defined typ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 <text:span text:style-name="T2">record</text:span> is a user-defined aggregate type:</text:p>
              </text:list-item>
            </text:list>
            <text:list text:style-name="L3">
              <text:list-item>
                <text:list>
                  <text:list-item>
                    <text:p text:style-name="P4">Define a <text:span text:style-name="T5">StudentRecord</text:span> type a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First name</text:span> (<text:span text:style-name="T5">string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Last name</text:span> (<text:span text:style-name="T5">string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Student ID</text:span> (<text:span text:style-name="T5">integer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Year</text:span> (<text:span text:style-name="T5">integer between 1 and 4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n we can store the whole database in <text:span text:style-name="T2">one</text:span> list, where each entry of the list has <text:span text:style-name="T2">type</text:span> <text:span text:style-name="T5">StudentRecord</text:span>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ords in M2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We define a <text:span text:style-name="T2">record</text:span> type in M2 like thi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6">TY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7">StudentRecord</text:span><text:span text:style-name="T18"> =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1">RECOR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7">firstname</text:span><text:span text:style-name="T18"> : </text:span><text:span text:style-name="T16">ARRAY</text:span><text:span text:style-name="T18"> [0 .. 255] </text:span><text:span text:style-name="T16">OF CHAR</text:span><text:span text:style-name="T18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7">lastname</text:span><text:span text:style-name="T18"> : </text:span><text:span text:style-name="T16">ARRAY</text:span><text:span text:style-name="T18"> [0 .. 255] </text:span><text:span text:style-name="T16">OF CHAR</text:span><text:span text:style-name="T18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7">ID</text:span><text:span text:style-name="T18"> : </text:span><text:span text:style-name="T16">CARDINAL</text:span><text:span text:style-name="T18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17">year</text:span><text:span text:style-name="T18"> : </text:span><text:span text:style-name="T16">CARDINAL</text:span><text:span text:style-name="T18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16">END</text:span><text:span text:style-name="T18">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Declare</text:span> and <text:span text:style-name="T2">initialize</text:span> a new studen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6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8">student1 : </text:span><text:span text:style-name="T17">StudentRecord</text:span><text:span text:style-name="T18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8">student1.</text:span><text:span text:style-name="T17">firstname</text:span><text:span text:style-name="T18"> := “Joe”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ords in Python: Class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In Python, <text:span text:style-name="T2">classes</text:span> are user-defined typ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9">class StudentRecord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9">fir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9">la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9">ID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9">year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nstantiate</text:span> a new object of type <text:span text:style-name="T5">StudentRecord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9">student1 = StudentRecor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9">student1.firstName = 'Tom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0">student1</text:span><text:span text:style-name="T21"> is an </text:span><text:span text:style-name="T22">instance</text:span><text:span text:style-name="T21"> of the </text:span><text:span text:style-name="T22">class</text:span><text:span text:style-name="T21"> </text:span><text:span text:style-name="T20">StudentRecord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1">“</text:span><text:span text:style-name="T20">x</text:span><text:span text:style-name="T21"> is a </text:span><text:span text:style-name="T22">variable</text:span><text:span text:style-name="T21"> of </text:span><text:span text:style-name="T22">type</text:span><text:span text:style-name="T21"> </text:span><text:span text:style-name="T20">int</text:span><text:span text:style-name="T21">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bjects are mutable: copy vs. alias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3">Objects are </text:span><text:span text:style-name="T4">mutable</text:span><text:span text:style-name="T3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tudent1.ID = 2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tudent1.ID = 38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This means assignment is just </text:span><text:span text:style-name="T4">aliasing</text:span><text:span text:style-name="T3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tudent2 = student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tudent2.ID = 50</text:span><text:span text:style-name="T23"><text:tab/></text:span><text:span text:style-name="T23"><text:tab/></text:span><text:span text:style-name="T23"># affects student1.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To make a separate copy, use </text:span><text:span text:style-name="T4">copy.deepcopy()</text:span><text:span text:style-name="T3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import cop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tudent2 = copy.deepcopy(student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Or create a new </text:span><text:span text:style-name="T4">instance</text:span><text:span text:style-name="T3">, and copy value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tudent2 = StudentRecor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tudent2.ID = student1.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'id' to look at alias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can check whether two names are <text:span text:style-name="T2">aliases</text:span> or separate <text:span text:style-name="T2">copies</text:span> by using the Python built-in '<text:span text:style-name="T2">id</text:span>'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id(student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4"># 11563216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tudent2 = student1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4"># alia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id(student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4"># 11563216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tudent2 = copy.deepcopy(student1)</text:span><text:span text:style-name="T23"><text:tab/></text:span><text:span text:style-name="T24"># cop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id(student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4"># 1849388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list of object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Our student db is a list of StudentRecords</text:p>
              </text:list-item>
            </text:list>
            <text:list text:style-name="L3">
              <text:list-item>
                <text:p text:style-name="P3">Because of aliasing, we can't use this shortcu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student = StudentRecor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studentDB = [student] * 3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 list of 35 aliases to the same object!</text:p>
                  </text:list-item>
                </text:list>
              </text:list-item>
            </text:list>
            <text:list text:style-name="L3">
              <text:list-item>
                <text:p text:style-name="P3">Use a for loop to create separate object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5">studentDB = [0] * 3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5">for idx in range(len(studentDB)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5">studentDB[idx] = StudentRecor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6">Register for </text:span><text:span text:style-name="T27">CMPT145</text:span><text:span text:style-name="T26"> if you haven't already</text:span></text:p>
              </text:list-item>
            </text:list>
            <text:list text:style-name="L3">
              <text:list-item>
                <text:p text:style-name="P3"><text:span text:style-name="T27">Quiz05</text:span><text:span text:style-name="T26"> (ch7-8) on </text:span><text:span text:style-name="T28">Wed</text:span></text:p>
              </text:list-item>
            </text:list>
            <text:list text:style-name="L3">
              <text:list-item>
                <text:p text:style-name="P3"><text:span text:style-name="T27">Lab06</text:span><text:span text:style-name="T26"> due </text:span><text:span text:style-name="T28">Wed</text:span><text:span text:style-name="T26">: </text:span><text:span text:style-name="T29">ch7</text:span><text:span text:style-name="T26"> (choose one)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6"># </text:span><text:span text:style-name="T29">22</text:span><text:span text:style-name="T26">: word search g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6"># </text:span><text:span text:style-name="T29">32</text:span><text:span text:style-name="T26">: graphical analysis of pseudorando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6"># </text:span><text:span text:style-name="T29">37</text:span><text:span text:style-name="T26">: matrix libra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6"># </text:span><text:span text:style-name="T29">43</text:span><text:span text:style-name="T26">: encryption algorithm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7">Paper topic</text:span><text:span text:style-name="T26"> due next week </text:span><text:span text:style-name="T28">Fri 9Nov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20T13:21:37</meta:creation-date>
    <dc:creator>Sean Ho</dc:creator>
    <dc:date>2007-10-29T15:58:30</dc:date>
    <meta:editing-cycles>12</meta:editing-cycles>
    <meta:editing-duration>PT6H22M43S</meta:editing-duration>
    <meta:template xlink:type="simple" xlink:actuate="onRequest" xlink:href="../../../../../../Application%20Data/OpenOffice.org2/user/template/Sample%20Lecture.otp" xlink:title="Sample Lecture" meta:date="2006-10-20T13:21:37"/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